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ec1a" officeooo:paragraph-rsid="000bec1a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ec1a" officeooo:paragraph-rsid="000bec1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bc2cb" officeooo:paragraph-rsid="001bc2c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7edcd" officeooo:paragraph-rsid="0017edc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5beac" officeooo:paragraph-rsid="0015beac"/>
    </style:style>
    <style:style style:name="P6" style:family="paragraph" style:parent-style-name="Standard">
      <style:paragraph-properties fo:text-align="start" style:justify-single-word="false"/>
      <style:text-properties fo:font-weight="bold" officeooo:rsid="001748c4" officeooo:paragraph-rsid="001748c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7edcd" officeooo:paragraph-rsid="0017edcd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officeooo:rsid="000bec1a" officeooo:paragraph-rsid="000bec1a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cae33" officeooo:paragraph-rsid="001cae3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cae33" officeooo:paragraph-rsid="001cae33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c2cb" officeooo:paragraph-rsid="001bc2c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7edcd" officeooo:paragraph-rsid="001748c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92f6f" officeooo:paragraph-rsid="00192f6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bc2cb" officeooo:paragraph-rsid="001bc2cb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bc2cb" officeooo:paragraph-rsid="001bc2cb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cae33" officeooo:paragraph-rsid="001cae33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15217" officeooo:paragraph-rsid="0025379f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4b527" officeooo:paragraph-rsid="0024b527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dfaeb" officeooo:paragraph-rsid="001dfaeb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1cae33" officeooo:paragraph-rsid="001cae33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8a926" officeooo:paragraph-rsid="0028a92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15217" officeooo:paragraph-rsid="0021521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15217" officeooo:paragraph-rsid="0025379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4b527" officeooo:paragraph-rsid="0024b527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2ae546" officeooo:paragraph-rsid="002ae54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4b527" officeooo:paragraph-rsid="002ae54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bc2cb" officeooo:paragraph-rsid="001bc2cb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1748c4" officeooo:paragraph-rsid="002e2d7f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17edcd" officeooo:paragraph-rsid="002e2d7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748c4" officeooo:paragraph-rsid="002e2d7f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7edcd" officeooo:paragraph-rsid="002e2d7f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7edcd" officeooo:paragraph-rsid="002e2d7f" style:font-weight-asian="normal" style:font-weight-complex="normal"/>
    </style:style>
    <style:style style:name="T1" style:family="text">
      <style:text-properties fo:font-style="italic" officeooo:rsid="00192f6f" style:font-style-asian="italic" style:font-style-complex="italic"/>
    </style:style>
    <style:style style:name="T2" style:family="text">
      <style:text-properties fo:font-style="italic" fo:font-weight="normal" officeooo:rsid="00192f6f" style:font-style-asian="italic" style:font-weight-asian="normal" style:font-style-complex="italic" style:font-weight-complex="normal"/>
    </style:style>
    <style:style style:name="T3" style:family="text">
      <style:text-properties officeooo:rsid="0016a2bd"/>
    </style:style>
    <style:style style:name="T4" style:family="text">
      <style:text-properties fo:font-weight="normal" officeooo:rsid="0017edcd" style:font-weight-asian="normal" style:font-weight-complex="normal"/>
    </style:style>
    <style:style style:name="T5" style:family="text">
      <style:text-properties fo:font-weight="normal" officeooo:rsid="00161a3d" style:font-weight-asian="normal" style:font-weight-complex="normal"/>
    </style:style>
    <style:style style:name="T6" style:family="text">
      <style:text-properties fo:font-weight="normal" officeooo:rsid="001741e6" style:font-weight-asian="normal" style:font-weight-complex="normal"/>
    </style:style>
    <style:style style:name="T7" style:family="text">
      <style:text-properties officeooo:rsid="001838e5"/>
    </style:style>
    <style:style style:name="T8" style:family="text">
      <style:text-properties officeooo:rsid="0018ba77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8ba77" style:font-style-asian="normal" style:font-style-complex="normal"/>
    </style:style>
    <style:style style:name="T11" style:family="text">
      <style:text-properties fo:font-style="normal" officeooo:rsid="00192f6f" style:font-style-asian="normal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text-underline-style="none" officeooo:rsid="001dfaeb" style:font-style-asian="normal" style:font-style-complex="normal"/>
    </style:style>
    <style:style style:name="T14" style:family="text">
      <style:text-properties fo:font-style="normal" style:text-underline-style="none" officeooo:rsid="002066f9" style:font-style-asian="normal" style:font-style-complex="normal"/>
    </style:style>
    <style:style style:name="T15" style:family="text">
      <style:text-properties fo:font-style="normal" style:text-underline-style="none" officeooo:rsid="00215217" style:font-style-asian="normal" style:font-style-complex="normal"/>
    </style:style>
    <style:style style:name="T16" style:family="text">
      <style:text-properties fo:font-style="normal" style:text-underline-style="none" officeooo:rsid="0022e070" style:font-style-asian="normal" style:font-style-complex="normal"/>
    </style:style>
    <style:style style:name="T17" style:family="text">
      <style:text-properties fo:font-style="normal" style:text-underline-style="none" officeooo:rsid="0024b527" style:font-style-asian="normal" style:font-style-complex="normal"/>
    </style:style>
    <style:style style:name="T18" style:family="text">
      <style:text-properties fo:font-style="normal" style:text-underline-style="none" officeooo:rsid="0025379f" style:font-style-asian="normal" style:font-style-complex="normal"/>
    </style:style>
    <style:style style:name="T19" style:family="text">
      <style:text-properties fo:font-style="normal" style:text-underline-style="none" officeooo:rsid="0028a926" style:font-style-asian="normal" style:font-style-complex="normal"/>
    </style:style>
    <style:style style:name="T20" style:family="text">
      <style:text-properties fo:font-style="normal" style:text-underline-style="none" style:font-size-asian="12pt" style:font-style-asian="normal" style:font-style-complex="normal"/>
    </style:style>
    <style:style style:name="T21" style:family="text">
      <style:text-properties fo:font-style="normal" fo:font-weight="normal" officeooo:rsid="0018ba77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92f6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da7f1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b4319" style:font-style-asian="normal" style:font-weight-asian="normal" style:font-style-complex="normal" style:font-weight-complex="normal"/>
    </style:style>
    <style:style style:name="T25" style:family="text">
      <style:text-properties officeooo:rsid="002a7bbb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22e070"/>
    </style:style>
    <style:style style:name="T28" style:family="text">
      <style:text-properties officeooo:rsid="002c48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cus Manager</text:p>
      <text:p text:style-name="P5">Backlog</text:p>
      <text:p text:style-name="P1">Author: Phillip Thain</text:p>
      <text:p text:style-name="P1">Last Updated: 0<text:span text:style-name="T3">8</text:span>/<text:span text:style-name="T28">20</text:span>/2019</text:p>
      <text:p text:style-name="P8"/>
      <text:p text:style-name="P30">Problem Statement</text:p>
      <text:p text:style-name="P28"><text:tab/><text:span text:style-name="T4">Working independently on large projects can be a challenge because of the long term nature of their creation, as well as their inherent complexity. The goal of this particular project is to implement a piece of software that will </text:span><text:span text:style-name="T5">organize projects and </text:span><text:span text:style-name="T4">stimulate productivity of independent work to </text:span><text:span text:style-name="T5">ensure</text:span><text:span text:style-name="T4"> that </text:span><text:span text:style-name="T6">long term goals</text:span><text:span text:style-name="T4"> are </text:span><text:span text:style-name="T6">acheived</text:span><text:span text:style-name="T4"> in a reasonable amount of time.</text:span></text:p>
      <text:p text:style-name="P32"/>
      <text:p text:style-name="P31">Background Information</text:p>
      <text:p text:style-name="P29"><text:tab/>This project is a personal endeavor. <text:span text:style-name="T7">I have a tendency to start work on projects, only to put them on the shelf and never return to it. Therefore, this software is an attempt to give intangible ideas </text:span><text:span text:style-name="Strong_20_Emphasis"><text:span text:style-name="T24">enough structure to become a reality</text:span></text:span><text:span text:style-name="Strong_20_Emphasis"><text:span text:style-name="T21">.</text:span></text:span></text:p>
      <text:p text:style-name="P29"><text:span text:style-name="Strong_20_Emphasis"><text:span text:style-name="T10"><text:tab/></text:span></text:span><text:span text:style-name="Strong_20_Emphasis"><text:span text:style-name="T21">The ultimate intent </text:span></text:span><text:span text:style-name="Strong_20_Emphasis"><text:span text:style-name="T22">of this application is to</text:span></text:span><text:span text:style-name="Strong_20_Emphasis"><text:span text:style-name="T21"> creat</text:span></text:span><text:span text:style-name="Strong_20_Emphasis"><text:span text:style-name="T22">e</text:span></text:span><text:span text:style-name="Strong_20_Emphasis"><text:span text:style-name="T21"> a “work environment” on </text:span></text:span><text:span text:style-name="Strong_20_Emphasis"><text:span text:style-name="T22">the</text:span></text:span><text:span text:style-name="Strong_20_Emphasis"><text:span text:style-name="T21"> computer. While plenty of “to-do list” applications exist, most are designed as general purpose tools </text:span></text:span><text:span text:style-name="Strong_20_Emphasis"><text:span text:style-name="T22">to be used throughout the day</text:span></text:span><text:span text:style-name="Strong_20_Emphasis"><text:span text:style-name="T21">. </text:span></text:span><text:span text:style-name="Strong_20_Emphasis"><text:span text:style-name="T22">The intent of the Focus Manager is to be used specifically for work. It will allow users to not only write down </text:span></text:span><text:span text:style-name="Strong_20_Emphasis"><text:span text:style-name="T2">what </text:span></text:span><text:span text:style-name="Strong_20_Emphasis"><text:span text:style-name="T22">needs doing, but creates space to describe </text:span></text:span><text:span text:style-name="Strong_20_Emphasis"><text:span text:style-name="T2">how</text:span></text:span><text:span text:style-name="Strong_20_Emphasis"><text:span text:style-name="T22"> to do those things, and track </text:span></text:span><text:span text:style-name="Strong_20_Emphasis"><text:span text:style-name="T2">how long </text:span></text:span><text:span text:style-name="Strong_20_Emphasis"><text:span text:style-name="T22">they take to complete. Visually witnessing progress on something </text:span></text:span><text:span text:style-name="Strong_20_Emphasis"><text:span text:style-name="T23">normally</text:span></text:span><text:span text:style-name="Strong_20_Emphasis"><text:span text:style-name="T22"> intangible is extremely motivating. </text:span></text:span><text:span text:style-name="Strong_20_Emphasis"><text:span text:style-name="T23">That motivation is</text:span></text:span><text:span text:style-name="Strong_20_Emphasis"><text:span text:style-name="T22"> necessary </text:span></text:span><text:span text:style-name="Strong_20_Emphasis"><text:span text:style-name="T23">to keep moving forward </text:span></text:span><text:span text:style-name="Strong_20_Emphasis"><text:span text:style-name="T22">when working independently.</text:span></text:span></text:p>
      <text:p text:style-name="P13"/>
      <text:p text:style-name="P3"><text:span text:style-name="T11">R</text:span><text:span text:style-name="T9">equirements</text:span></text:p>
      <text:p text:style-name="P14"/>
      <text:p text:style-name="P15">Functional Requirements:</text:p>
      <text:p text:style-name="P10"/>
      <text:p text:style-name="P9"><text:span text:style-name="T12">C</text:span><text:span text:style-name="T20">ore Features:</text:span></text:p>
      <text:list xml:id="list3813436288" text:style-name="L1">
        <text:list-item>
          <text:p text:style-name="P20">As a creator, I would like to create projects.</text:p>
        </text:list-item>
        <text:list-item>
          <text:p text:style-name="P21">As a creator, I would like to create goals inside of projects.</text:p>
        </text:list-item>
        <text:list-item>
          <text:p text:style-name="P22">As a creator, I would like to create tasks.</text:p>
        </text:list-item>
        <text:list-item>
          <text:p text:style-name="P23">As a creator, I would like to arrange tasks according to goal or project.</text:p>
        </text:list-item>
        <text:list-item>
          <text:p text:style-name="P17"><text:span text:style-name="T12">As a creator, I would like to</text:span><text:span text:style-name="T16"> </text:span><text:span text:style-name="T12">change tasks into </text:span><text:span text:style-name="T16">goals, and visa versa.</text:span></text:p>
        </text:list-item>
        <text:list-item>
          <text:p text:style-name="P24">As a creator, I would like to visually mark tasks and goals as complete.</text:p>
        </text:list-item>
        <text:list-item>
          <text:p text:style-name="P16"><text:span text:style-name="T12">As a creator, I would like to </text:span><text:span text:style-name="T17">add tasks to a backlog</text:span><text:span text:style-name="T12">, and label them according to project or </text:span><text:span text:style-name="T15">goal </text:span><text:span text:style-name="T17">at some point after creation.</text:span></text:p>
        </text:list-item>
        <text:list-item>
          <text:p text:style-name="P16"><text:span text:style-name="T12">As a creator, I would like to </text:span><text:span text:style-name="T13">“clock-in” to </text:span><text:span text:style-name="T18">a session of</text:span><text:span text:style-name="T13"> work.</text:span></text:p>
        </text:list-item>
        <text:list-item>
          <text:p text:style-name="P18"><text:span text:style-name="T13">A</text:span><text:span text:style-name="T12">s a creator, I would like to easily see how long I have been at </text:span><text:span text:style-name="T19">a session of </text:span><text:span text:style-name="T12">work.</text:span></text:p>
        </text:list-item>
        <text:list-item>
          <text:p text:style-name="P24">As a creator, I would like to be able to pause my time at work for a break.</text:p>
        </text:list-item>
        <text:list-item>
          <text:p text:style-name="P24">As a creator, I would like to indicate my status at the computer (active, <text:span text:style-name="T25">researching, </text:span>on break, away).</text:p>
        </text:list-item>
        <text:list-item>
          <text:p text:style-name="P19"><text:span text:style-name="T12">As a creator, I would like to visualize progress </text:span><text:span text:style-name="T14">on projects</text:span><text:span text:style-name="T12"> by tasks completed and time taken.</text:span></text:p>
        </text:list-item>
        <text:list-item>
          <text:p text:style-name="P24">As a creator, I would like to have a daily, weekly, or monthly report of work completed.</text:p>
        </text:list-item>
      </text:list>
      <text:p text:style-name="P11"/>
      <text:p text:style-name="P15">Non-Functional Requirements:</text:p>
      <text:list xml:id="list1437935873" text:style-name="L2">
        <text:list-item>
          <text:p text:style-name="P26"><text:span text:style-name="T27">A</text:span><text:span text:style-name="T26">s a creator, I would like to visually arrange tasks by click-and-drag.</text:span></text:p>
        </text:list-item>
        <text:list-item>
          <text:p text:style-name="P25">As a creator, I would like to have my projects available across different devic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7:37:43.323205020</meta:creation-date>
    <dc:date>2019-08-20T14:22:32.531328439</dc:date>
    <meta:editing-duration>PT2H3M9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463" meta:character-count="2584" meta:non-whitespace-character-count="2161"/>
  </office:meta>
</office:document-meta>
</file>